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659cm" draw:marker-end-width="0.659cm" draw:stroke-linejoin="round" svg:stroke-linecap="round" draw:fill="solid" draw:fill-color="#ffffff" draw:textarea-horizontal-align="justify" draw:textarea-vertical-align="middle" draw:auto-grow-height="false" fo:min-height="3.95cm" fo:min-width="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37cm" fo:min-width="4.32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width="0.106cm" draw:marker-start-width="0.359cm" draw:marker-end-width="0.359cm" draw:fill="none" fo:min-height="1.026cm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>
      <style:graphic-properties svg:stroke-width="0.106cm" svg:stroke-color="#000000" draw:marker-start-width="0.659cm" draw:marker-end-width="0.659cm" draw:stroke-linejoin="round" svg:stroke-linecap="round" draw:fill="solid" draw:fill-color="#ffffff" draw:textarea-horizontal-align="justify" draw:textarea-vertical-align="middle" draw:auto-grow-height="false" fo:min-height="3.844cm" fo:min-width="3.8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346cm" fo:min-width="4.29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5cm" fo:min-width="3.108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9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2cm" svg:x="4.4cm" svg:y="9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9cm" svg:height="0.7cm" svg:x="17.7cm" svg:y="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8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0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3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0.7cm" svg:x="17.7cm" svg:y="14.3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4.48cm" svg:height="1.276cm" svg:x="17.9cm" svg:y="6.024cm">
          <draw:text-box>
            <text:p text:style-name="P1"><text:span text:style-name="T1">Memoria</text:span></text:p>
          </draw:text-box>
        </draw:frame>
        <draw:line draw:style-name="gr4" draw:text-style-name="P1" draw:layer="layout" svg:x1="9.9cm" svg:y1="11.2cm" svg:x2="16.7cm" svg:y2="11.2cm">
          <text:p/>
        </draw:line>
      </draw:page>
      <draw:page draw:name="page2" draw:style-name="dp1" draw:master-page-name="Default_5f_">
        <draw:custom-shape draw:style-name="gr5" draw:text-style-name="P2" draw:layer="Layout" svg:width="4.5cm" svg:height="4.2cm" svg:x="4.4cm" svg:y="9cm">
          <text:p text:style-name="P3"><text:span text:style-name="T1">CPU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4.9cm" svg:height="0.7cm" svg:x="17.7cm" svg:y="7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8.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9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0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0.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1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2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2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3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9cm" svg:height="0.7cm" svg:x="17.7cm" svg:y="14.3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4.48cm" svg:height="1.276cm" svg:x="17.9cm" svg:y="6.024cm">
          <draw:text-box>
            <text:p text:style-name="P4"><text:span text:style-name="T1">Memoria</text:span></text:p>
          </draw:text-box>
        </draw:frame>
        <draw:line draw:style-name="gr4" draw:text-style-name="P1" draw:layer="layout" svg:x1="9.9cm" svg:y1="11.2cm" svg:x2="16.7cm" svg:y2="11.2cm">
          <text:p/>
        </draw:line>
        <draw:custom-shape draw:style-name="gr7" draw:text-style-name="P1" draw:layer="layout" svg:width="5.1cm" svg:height="4.1cm" svg:x="10.3cm" svg:y="9.1cm">
          <text:p text:style-name="P1">Traducción</text:p>
          <text:p text:style-name="P1">de</text:p>
          <text:p text:style-name="P1">direc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9cm" svg:height="1.276cm" svg:x="11.4cm" svg:y="7.6cm">
          <draw:text-box>
            <text:p text:style-name="P3"><text:span text:style-name="T1">MM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7-06-01T10:37:48.733116297</meta:creation-date>
    <dc:date>2017-06-01T11:48:57.672730510</dc:date>
    <dc:creator>Eduardo Grosclaude</dc:creator>
    <meta:editing-duration>PT1H11M10S</meta:editing-duration>
    <meta:editing-cycles>3</meta:editing-cycles>
    <meta:generator>LibreOffice/4.3.3.2$Linux_X86_64 LibreOffice_project/430m0$Build-2</meta:generator>
    <meta:document-statistic meta:object-count="32"/>
  </office:meta>
</office:document-meta>
</file>